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standard">
      <style:graphic-properties draw:stroke="none" svg:stroke-color="#000000" draw:fill="none" draw:fill-color="#ffffff" fo:min-height="5.211cm"/>
    </style:style>
    <style:style style:name="gr6" style:family="graphic" style:parent-style-name="standard">
      <style:graphic-properties draw:fill="solid" draw:fill-color="#ff6666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4.572cm" svg:height="4.191cm" svg:x="5.826cm" svg:y="5.318cm">
          <text:p text:style-name="P1">View</text:p>
        </draw:ellipse>
        <draw:ellipse draw:style-name="gr1" draw:text-style-name="P1" draw:layer="layout" svg:width="4.572cm" svg:height="4.191cm" svg:x="1.762cm" svg:y="11.16cm">
          <text:p text:style-name="P1">Controller</text:p>
        </draw:ellipse>
        <draw:ellipse draw:style-name="gr1" draw:text-style-name="P1" draw:layer="layout" svg:width="4.572cm" svg:height="4.191cm" svg:x="9.89cm" svg:y="11.287cm">
          <text:p text:style-name="P1">Model</text:p>
        </draw:ellipse>
        <draw:rect draw:style-name="gr1" draw:text-style-name="P1" draw:layer="layout" svg:width="5.874cm" svg:height="1.905cm" svg:x="14.716cm" svg:y="13.7cm">
          <text:p text:style-name="P1">Entity Framework</text:p>
        </draw:rect>
        <draw:line draw:style-name="gr2" draw:text-style-name="P1" draw:layer="layout" svg:x1="6.461cm" svg:y1="13.446cm" svg:x2="9.763cm" svg:y2="13.446cm">
          <text:p/>
        </draw:line>
        <draw:line draw:style-name="gr2" draw:text-style-name="P1" draw:layer="layout" svg:x1="3.54cm" svg:y1="11.033cm" svg:x2="5.699cm" svg:y2="8.747cm">
          <text:p/>
        </draw:line>
        <draw:line draw:style-name="gr2" draw:text-style-name="P1" draw:layer="layout" svg:x1="10.144cm" svg:y1="8.747cm" svg:x2="12.176cm" svg:y2="11.16cm">
          <text:p/>
        </draw:line>
        <draw:rect draw:style-name="gr1" draw:text-style-name="P1" draw:layer="layout" svg:width="5.842cm" svg:height="1.778cm" svg:x="14.716cm" svg:y="11.922cm">
          <text:p text:style-name="P1">Azure Data Studio</text:p>
        </draw:rect>
        <draw:rect draw:style-name="gr1" draw:text-style-name="P1" draw:layer="layout" svg:width="5.842cm" svg:height="1.778cm" svg:x="14.716cm" svg:y="10.144cm">
          <text:p text:style-name="P1">Azure SQL Server</text:p>
        </draw:rect>
        <draw:line draw:style-name="gr2" draw:text-style-name="P1" draw:layer="layout" svg:x1="2.143cm" svg:y1="22.082cm" svg:x2="19.923cm" svg:y2="22.082cm">
          <text:p/>
        </draw:line>
        <draw:frame draw:style-name="gr3" draw:layer="layout" svg:width="9.525cm" svg:height="1.016cm" svg:x="1.635cm" svg:y="20.939cm">
          <draw:text-box>
            <text:p>Azure DevOps</text:p>
          </draw:text-box>
        </draw:frame>
        <draw:frame draw:style-name="gr3" draw:layer="layout" svg:width="5.969cm" svg:height="1.016cm" svg:x="8.874cm" svg:y="21.066cm">
          <draw:text-box>
            <text:p>SonarCloud</text:p>
          </draw:text-box>
        </draw:frame>
        <draw:frame draw:style-name="gr4" draw:layer="layout" svg:width="7.62cm" svg:height="0.963cm" svg:x="13.827cm" svg:y="20.992cm">
          <draw:text-box>
            <text:p>Azure App Service</text:p>
          </draw:text-box>
        </draw:frame>
        <draw:rect draw:style-name="gr1" draw:text-style-name="P1" draw:layer="layout" svg:width="5.874cm" svg:height="1.905cm" svg:x="1cm" svg:y="15.605cm">
          <text:p text:style-name="P1">ASP .NET</text:p>
        </draw:rect>
        <draw:rect draw:style-name="gr1" draw:text-style-name="P1" draw:layer="layout" svg:width="4.826cm" svg:height="1.778cm" svg:x="9.89cm" svg:y="15.732cm">
          <text:p text:style-name="P1">.NET</text:p>
        </draw:rect>
      </draw:page>
      <draw:page draw:name="page2" draw:style-name="dp1" draw:master-page-name="Default">
        <draw:frame draw:style-name="gr5" draw:layer="layout" svg:width="8.128cm" svg:height="5.461cm" svg:x="2.143cm" svg:y="10.779cm">
          <draw:text-box>
            <text:p/>
          </draw:text-box>
        </draw:frame>
        <draw:rect draw:style-name="gr1" draw:text-style-name="P2" draw:layer="layout" svg:width="5.461cm" svg:height="2.54cm" svg:x="1.381cm" svg:y="11.541cm">
          <text:p text:style-name="P2">Websites</text:p>
        </draw:rect>
        <draw:line draw:style-name="gr2" draw:text-style-name="P1" draw:layer="layout" svg:x1="7.604cm" svg:y1="11.414cm" svg:x2="12.557cm" svg:y2="8.747cm">
          <text:p/>
        </draw:line>
        <draw:line draw:style-name="gr2" draw:text-style-name="P1" draw:layer="layout" svg:x1="7.477cm" svg:y1="14.335cm" svg:x2="12.176cm" svg:y2="16.875cm">
          <text:p/>
        </draw:line>
        <draw:rect draw:style-name="gr1" draw:text-style-name="P2" draw:layer="layout" svg:width="6.477cm" svg:height="2.667cm" svg:x="13.192cm" svg:y="7.731cm">
          <text:p text:style-name="P2">Customers</text:p>
        </draw:rect>
        <draw:rect draw:style-name="gr1" draw:text-style-name="P2" draw:layer="layout" svg:width="6.604cm" svg:height="2.667cm" svg:x="13.065cm" svg:y="15.097cm">
          <text:p text:style-name="P2">Admins</text:p>
        </draw:rect>
      </draw:page>
      <draw:page draw:name="page3" draw:style-name="dp1" draw:master-page-name="Default">
        <draw:rect draw:style-name="gr1" draw:text-style-name="P1" draw:layer="layout" svg:width="6.858cm" svg:height="2.413cm" svg:x="1.635cm" svg:y="1.762cm">
          <text:p text:style-name="P1">Customer</text:p>
        </draw:rect>
        <draw:line draw:style-name="gr2" draw:text-style-name="P1" draw:layer="layout" svg:x1="5.064cm" svg:y1="4.302cm" svg:x2="5.064cm" svg:y2="6.969cm">
          <text:p/>
        </draw:line>
        <draw:line draw:style-name="gr2" draw:text-style-name="P1" draw:layer="layout" svg:x1="8.62cm" svg:y1="3.667cm" svg:x2="11.795cm" svg:y2="4.175cm">
          <text:p/>
        </draw:line>
        <draw:rect draw:style-name="gr6" draw:text-style-name="P1" draw:layer="layout" svg:width="4.699cm" svg:height="2.159cm" svg:x="12.176cm" svg:y="3.032cm">
          <text:p text:style-name="P1">Register</text:p>
        </draw:rect>
        <draw:line draw:style-name="gr2" draw:text-style-name="P1" draw:layer="layout" svg:x1="14.081cm" svg:y1="5.699cm" svg:x2="8.112cm" svg:y2="8.874cm">
          <text:p/>
        </draw:line>
        <draw:rect draw:style-name="gr6" draw:text-style-name="P1" draw:layer="layout" svg:width="5.588cm" svg:height="2.667cm" svg:x="2.143cm" svg:y="6.969cm">
          <text:p text:style-name="P1">Login verification</text:p>
        </draw:rect>
        <draw:rect draw:style-name="gr1" draw:text-style-name="P1" draw:layer="layout" svg:width="5.588cm" svg:height="2.667cm" svg:x="2.143cm" svg:y="11.541cm">
          <text:p text:style-name="P1">Product Selection</text:p>
        </draw:rect>
        <draw:rect draw:style-name="gr6" draw:text-style-name="P1" draw:layer="layout" svg:width="5.588cm" svg:height="2.667cm" svg:x="2.143cm" svg:y="16.113cm">
          <text:p text:style-name="P1">Cart Management</text:p>
        </draw:rect>
        <draw:rect draw:style-name="gr1" draw:text-style-name="P1" draw:layer="layout" svg:width="5.588cm" svg:height="2.667cm" svg:x="2.016cm" svg:y="20.558cm">
          <text:p text:style-name="P1">Order Placement</text:p>
        </draw:rect>
        <draw:line draw:style-name="gr2" draw:text-style-name="P1" draw:layer="layout" svg:x1="5.064cm" svg:y1="9.763cm" svg:x2="5.064cm" svg:y2="11.414cm">
          <text:p/>
        </draw:line>
        <draw:line draw:style-name="gr2" draw:text-style-name="P1" draw:layer="layout" svg:x1="5.064cm" svg:y1="14.335cm" svg:x2="5.064cm" svg:y2="15.986cm">
          <text:p/>
        </draw:line>
        <draw:line draw:style-name="gr2" draw:text-style-name="P1" draw:layer="layout" svg:x1="5.135cm" svg:y1="18.865cm" svg:x2="5.135cm" svg:y2="20.516cm">
          <text:p/>
        </draw:line>
        <draw:path draw:style-name="gr7" draw:text-style-name="P1" draw:layer="layout" svg:width="2.031cm" svg:height="4.825cm" svg:x="8.112cm" svg:y="18.018cm" svg:viewBox="0 0 2032 4826" svg:d="M258 4826c3992-2413 0-4826 0-4826h-258">
          <text:p/>
        </draw:path>
        <draw:line draw:style-name="gr2" draw:text-style-name="P1" draw:layer="layout" svg:x1="5.191cm" svg:y1="23.225cm" svg:x2="5.191cm" svg:y2="24.495cm">
          <text:p/>
        </draw:line>
        <draw:rect draw:style-name="gr1" draw:text-style-name="P1" draw:layer="layout" svg:width="4.699cm" svg:height="2.064cm" svg:x="2.651cm" svg:y="24.622cm">
          <text:p text:style-name="P1">Success</text:p>
        </draw:rect>
        <draw:line draw:style-name="gr2" draw:text-style-name="P1" draw:layer="layout" svg:x1="8.874cm" svg:y1="9.382cm" svg:x2="11.414cm" svg:y2="11.922cm">
          <text:p/>
        </draw:line>
        <draw:rect draw:style-name="gr1" draw:text-style-name="P1" draw:layer="layout" svg:width="5.588cm" svg:height="2.667cm" svg:x="11.795cm" svg:y="11.795cm">
          <text:p text:style-name="P1">Order History</text:p>
        </draw:rect>
        <draw:rect draw:style-name="gr1" draw:text-style-name="P1" draw:layer="layout" svg:width="5.588cm" svg:height="2.667cm" svg:x="11.795cm" svg:y="16.748cm">
          <text:p text:style-name="P1">Product Detail</text:p>
        </draw:rect>
        <draw:line draw:style-name="gr2" draw:text-style-name="P1" draw:layer="layout" svg:x1="14.716cm" svg:y1="14.716cm" svg:x2="14.716cm" svg:y2="16.748cm">
          <text:p/>
        </draw:line>
      </draw:page>
      <draw:page draw:name="page4" draw:style-name="dp1" draw:master-page-name="Default">
        <draw:rect draw:style-name="gr1" draw:text-style-name="P1" draw:layer="layout" svg:width="5.334cm" svg:height="2.032cm" svg:x="1.762cm" svg:y="7.223cm">
          <text:p text:style-name="P1">Admin</text:p>
        </draw:rect>
        <draw:line draw:style-name="gr2" draw:text-style-name="P1" draw:layer="layout" svg:x1="4.302cm" svg:y1="9.509cm" svg:x2="4.302cm" svg:y2="12.43cm">
          <text:p/>
        </draw:line>
        <draw:rect draw:style-name="gr6" draw:text-style-name="P1" draw:layer="layout" svg:width="5.334cm" svg:height="2.032cm" svg:x="1.762cm" svg:y="12.684cm">
          <text:p text:style-name="P1">Login Verification</text:p>
        </draw:rect>
        <draw:rect draw:style-name="gr6" draw:text-style-name="P1" draw:layer="layout" svg:width="6.477cm" svg:height="3.048cm" svg:x="10.906cm" svg:y="9.89cm">
          <text:p text:style-name="P1">Store Management</text:p>
        </draw:rect>
        <draw:rect draw:style-name="gr6" draw:text-style-name="P1" draw:layer="layout" svg:width="6.477cm" svg:height="2.921cm" svg:x="10.906cm" svg:y="14.462cm">
          <text:p text:style-name="P1">Order Management</text:p>
        </draw:rect>
        <draw:rect draw:style-name="gr6" draw:text-style-name="P1" draw:layer="layout" svg:width="6.477cm" svg:height="3.048cm" svg:x="10.779cm" svg:y="18.272cm">
          <text:p text:style-name="P1">Customer Management</text:p>
        </draw:rect>
        <draw:rect draw:style-name="gr6" draw:text-style-name="P1" draw:layer="layout" svg:width="6.477cm" svg:height="3.048cm" svg:x="1.762cm" svg:y="20.177cm">
          <text:p text:style-name="P1">Product Management</text:p>
        </draw:rect>
        <draw:line draw:style-name="gr2" draw:text-style-name="P1" draw:layer="layout" svg:x1="7.477cm" svg:y1="13.065cm" svg:x2="10.398cm" svg:y2="10.906cm">
          <text:p/>
        </draw:line>
        <draw:line draw:style-name="gr2" draw:text-style-name="P1" draw:layer="layout" svg:x1="8.239cm" svg:y1="14.716cm" svg:x2="10.652cm" svg:y2="15.478cm">
          <text:p/>
        </draw:line>
        <draw:line draw:style-name="gr2" draw:text-style-name="P1" draw:layer="layout" svg:x1="7.604cm" svg:y1="15.986cm" svg:x2="10.271cm" svg:y2="19.542cm">
          <text:p/>
        </draw:line>
        <draw:line draw:style-name="gr2" draw:text-style-name="P1" draw:layer="layout" svg:x1="4.429cm" svg:y1="15.351cm" svg:x2="5.445cm" svg:y2="19.923cm">
          <text:p/>
        </draw:line>
        <draw:frame draw:style-name="gr8" draw:layer="layout" svg:width="7.747cm" svg:height="1.675cm" svg:x="10.906cm" svg:y="23.606cm">
          <draw:text-box>
            <text:p>Client side/server side/anti-forger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07T21:04:34.95</meta:creation-date>
    <meta:generator>OpenOffice/4.1.3$Win32 OpenOffice.org_project/413m1$Build-9783</meta:generator>
    <dc:date>2020-12-08T07:54:19.47</dc:date>
    <meta:editing-duration>PT10H45M39S</meta:editing-duration>
    <meta:editing-cycles>7</meta:editing-cycles>
    <meta:document-statistic meta:object-count="52"/>
  </office:meta>
</office:document-meta>
</file>